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28EB7F7D0B112A53B2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50%" draw:textarea-vertical-align="middle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39cm" svg:height="5.536cm" svg:x="8.177cm" svg:y="11.321cm">
          <draw:image xlink:href="Pictures/10000000000002A60000028EB7F7D0B112A53B22.jpg" xlink:type="simple" xlink:show="embed" xlink:actuate="onLoad" draw:mime-type="image/jpeg">
            <text:p/>
          </draw:image>
        </draw:frame>
        <draw:path draw:style-name="gr2" draw:text-style-name="P2" draw:layer="controls" svg:width="3.343cm" svg:height="3.492cm" svg:x="8.944cm" svg:y="10.821cm" svg:viewBox="0 0 3344 3493" svg:d="M3147 466c-8 362-931 762-1270 1143-254 338-254 635-42 846 202 137 296 297 592 170 85-42 535-179 678-43 195 185 381 762 84 762-84 0-196-304-381-381-417-172-1017 119-1439-42-159-60-301-298-466-339-56-13-80 9-127 43-264 197-136 684-423 846-110 63-225-27-339-84-126-62 638-1472 635-1609 263-510 724-913 1101-1143 248-148-77-458 85-508 97-30 917-132 973-127 363 33 344 274 339 46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20:47:22.895493018</meta:creation-date>
    <dc:date>2022-07-15T12:50:33.418091460</dc:date>
    <meta:editing-duration>PT9M44S</meta:editing-duration>
    <meta:editing-cycles>4</meta:editing-cycles>
    <meta:generator>LibreOffice/7.2.7.2$Linux_X86_64 LibreOffice_project/20$Build-2</meta:generator>
    <meta:document-statistic meta:object-count="2"/>
  </office:meta>
</office:document-meta>
</file>